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7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office:value-type="float" office:value="0.00001">
            <text:p>0,00001</text:p>
          </table:table-cell>
          <table:table-cell table:number-columns-repeated="2"/>
        </table:table-row>
        <table:table-row table:style-name="ro1">
          <table:table-cell table:style-name="Default" table:formula="of:=SUM([.A1:.A1000])" office:value-type="float" office:value="0.00999999999999976">
            <text:p>0,01</text:p>
          </table:table-cell>
          <table:table-cell office:value-type="float" office:value="0.01">
            <text:p>0,01</text:p>
          </table:table-cell>
          <table:table-cell table:formula="of:=IF([.A1001]=[.B1001];&quot;OK&quot;;&quot;WTF!&quot;)" office:value-type="string" office:string-value="WTF!">
            <text:p>WTF!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on</meta:initial-creator>
    <meta:creation-date>2013-05-02T00:32:15</meta:creation-date>
    <dc:date>2013-05-02T00:54:35</dc:date>
    <dc:creator>Juan Leon</dc:creator>
    <meta:editing-duration>PT5M29S</meta:editing-duration>
    <meta:editing-cycles>1</meta:editing-cycles>
    <meta:document-statistic meta:table-count="3" meta:cell-count="1003" meta:object-count="0"/>
    <meta:generator>LibreOffice/3.5$Linux_x86 LibreOffice_project/350m1$Build-2</meta:generator>
  </office:meta>
</office:document-meta>
</file>